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72bf44" fo:font-size="26pt" fo:font-weight="bold" officeooo:rsid="0013bf7b" officeooo:paragraph-rsid="0013bf7b" style:font-size-asian="26pt" style:font-weight-asian="bold" style:font-size-complex="26pt" style:font-weight-complex="bold"/>
    </style:style>
    <style:style style:name="P2" style:family="paragraph" style:parent-style-name="Preformatted_20_Text">
      <style:text-properties fo:color="#fff200"/>
    </style:style>
    <style:style style:name="P3" style:family="paragraph" style:parent-style-name="Preformatted_20_Text">
      <style:text-properties fo:color="#fff200" fo:font-size="26pt" fo:font-weight="bold" officeooo:rsid="0013bf7b" officeooo:paragraph-rsid="0013bf7b" style:font-size-asian="26pt" style:font-weight-asian="bold" style:font-size-complex="26pt" style:font-weight-complex="bold"/>
    </style:style>
    <style:style style:name="P4" style:family="paragraph" style:parent-style-name="Preformatted_20_Text">
      <style:text-properties fo:color="#182f7c" fo:font-size="26pt" fo:font-weight="bold" officeooo:rsid="0013bf7b" officeooo:paragraph-rsid="0013bf7b" style:font-size-asian="26pt" style:font-weight-asian="bold" style:font-size-complex="26pt" style:font-weight-complex="bold"/>
    </style:style>
    <style:style style:name="P5" style:family="paragraph" style:parent-style-name="Preformatted_20_Text">
      <style:text-properties fo:color="#ed1c24" fo:font-size="26pt" fo:font-weight="bold" officeooo:rsid="0013bf7b" officeooo:paragraph-rsid="0013bf7b" style:font-size-asian="26pt" style:font-weight-asian="bold" style:font-size-complex="26pt" style:font-weight-complex="bold"/>
    </style:style>
    <style:style style:name="P6" style:family="paragraph" style:parent-style-name="Preformatted_20_Text">
      <style:text-properties fo:color="#0d1f63"/>
    </style:style>
    <style:style style:name="P7" style:family="paragraph" style:parent-style-name="Preformatted_20_Text">
      <style:text-properties fo:color="#0d1f63" fo:background-color="transparent"/>
    </style:style>
    <style:style style:name="P8" style:family="paragraph" style:parent-style-name="Preformatted_20_Text">
      <style:text-properties fo:color="#579835"/>
    </style:style>
    <style:style style:name="P9" style:family="paragraph" style:parent-style-name="Preformatted_20_Text">
      <style:text-properties fo:color="#579835" officeooo:paragraph-rsid="0015b7f5"/>
    </style:style>
    <style:style style:name="P10" style:family="paragraph" style:parent-style-name="Preformatted_20_Text">
      <style:text-properties fo:color="#579835" officeooo:rsid="0015b7f5" officeooo:paragraph-rsid="0015b7f5"/>
    </style:style>
    <style:style style:name="P11" style:family="paragraph" style:parent-style-name="Preformatted_20_Text">
      <style:text-properties fo:color="#ba131a"/>
    </style:style>
    <style:style style:name="P12" style:family="paragraph" style:parent-style-name="Preformatted_20_Text">
      <style:text-properties fo:color="#ba131a" officeooo:paragraph-rsid="0015b7f5"/>
    </style:style>
    <style:style style:name="P13" style:family="paragraph" style:parent-style-name="Preformatted_20_Text">
      <style:text-properties officeooo:paragraph-rsid="0015b7f5"/>
    </style:style>
    <style:style style:name="T1" style:family="text">
      <style:text-properties officeooo:rsid="0013bf7b"/>
    </style:style>
    <style:style style:name="T2" style:family="text">
      <style:text-properties fo:color="#579835"/>
    </style:style>
    <style:style style:name="T3" style:family="text">
      <style:text-properties fo:color="#579835" fo:background-color="transparent" loext:char-shading-value="0"/>
    </style:style>
    <style:style style:name="T4" style:family="text">
      <style:text-properties fo:color="#579835" officeooo:rsid="0015b7f5"/>
    </style:style>
    <style:style style:name="T5" style:family="text">
      <style:text-properties fo:color="#fff200"/>
    </style:style>
    <style:style style:name="T6" style:family="text">
      <style:text-properties fo:color="#0d1f63"/>
    </style:style>
    <style:style style:name="T7" style:family="text">
      <style:text-properties fo:color="#0d1f63" fo:background-color="transparent" loext:char-shading-value="0"/>
    </style:style>
    <style:style style:name="T8" style:family="text">
      <style:text-properties fo:color="#0d1f63" officeooo:rsid="00164c02"/>
    </style:style>
    <style:style style:name="T9" style:family="text">
      <style:text-properties fo:background-color="#579835" loext:char-shading-value="0"/>
    </style:style>
    <style:style style:name="T10" style:family="text">
      <style:text-properties fo:background-color="#579835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color="#ba131a"/>
    </style:style>
    <style:style style:name="T13" style:family="text">
      <style:text-properties officeooo:rsid="0015b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HAVE</text:p>
      <text:p text:style-name="P3">SHOULD HAVE </text:p>
      <text:p text:style-name="P4">COULD HAVE</text:p>
      <text:p text:style-name="P5">WON’T HAVE</text:p>
      <text:p text:style-name="Preformatted_20_Text"/>
      <text:p text:style-name="Preformatted_20_Text"/>
      <text:p text:style-name="Preformatted_20_Text"><text:s/><text:span text:style-name="T6">1.Użytkownicy</text:span></text:p>
      <text:p text:style-name="Preformatted_20_Text"/>
      <text:p text:style-name="P6"># 1.Administrator</text:p>
      <text:p text:style-name="P6">* Blokowanie kont użytkowników naruszających warto<text:span text:style-name="T1">ś</text:span>ci moralne</text:p>
      <text:p text:style-name="P6">* Możliwość usuwania/edycji wszystkich ofert</text:p>
      <text:p text:style-name="P6">* Dodawanie/edycja kategorii przedmiotów</text:p>
      <text:p text:style-name="P6">* Wgląd do danych wszystkich użytkowników, możliwość zmiany hasła, zmiany wszystkich danych</text:p>
      <text:p text:style-name="Preformatted_20_Text"/>
      <text:p text:style-name="Preformatted_20_Text"/>
      <text:p text:style-name="P8">### 2.Użytkownik zalogowany <text:s text:c="3"/></text:p>
      <text:p text:style-name="P13">*<text:span text:style-name="T2"> Możliwość przeglądania, składania ofert </text:span></text:p>
      <text:p text:style-name="P12">* pisani<text:span text:style-name="T13">e</text:span> komentarzy pod wybraną ofertą</text:p>
      <text:p text:style-name="P8">* Możliwość wystawienia przedmiotu NIE PODAJAC ceny.<text:span text:style-name="T5"> </text:span><text:span text:style-name="T6">lub z cenną minimalną <text:s/>wtedy oferty poniżej tej cen</text:span><text:span text:style-name="T8">y</text:span><text:span text:style-name="T6"> są pokazywane jako “Pozostałe”( strefa czerwona, strefa zielona)</text:span></text:p>
      <text:p text:style-name="Preformatted_20_Text">* <text:span text:style-name="T3">Kontaktowanie się z zainteresowanym który podał satysfakcjonującą cenę za przedmiot</text:span></text:p>
      <text:p text:style-name="Preformatted_20_Text">* <text:span text:style-name="T12">Możliwość usuniecia strefy czerwonej, jezeli ktos nie jest zainteresowany cenami ponizej ceny minimalnej. “Wyłącz oferty pozostałe”</text:span></text:p>
      <text:p text:style-name="Preformatted_20_Text">*<text:span text:style-name="T2"> Możliwość wyboru czasu ‘aukcji’ bezterminowego <text:s/>lub terminowego, 1, 3, 7 dni. W bezterminowym możliwość zakończenia aukcji w dowolnym czasie.</text:span></text:p>
      <text:p text:style-name="P8">* Możliwość wyboru dowolnej oferty, sprzedający decyduje z którą oferte wybierze.</text:p>
      <text:p text:style-name="P7">* Po wybraniu oferty, zostaje wysłane powiadomienie do kupującego, z koniecznością odpowiedzi w przeciągu czasu proporcjonalnego do długości trwania oferty</text:p>
      <text:p text:style-name="P8">* w przypadku braku odpowiedzi ze strony kupującego lub odpowiedzi negatywnej- oferta zostaje usunięta, sprzedający wybiera następną</text:p>
      <text:p text:style-name="P11">* Możliwość wystawienia komentarza pod każdą aukcją, w celu zapytania o przedmiot, komentarze i odpowiedzi widzą wszyscy</text:p>
      <text:p text:style-name="P8">* Sprawdzenie złożonych ofert, edycja, anulowanie</text:p>
      <text:p text:style-name="P2">* Sprawdzenie historii wystawionych przedmiotów, zakończonych powodzeniem, niepowodzeniem etc.</text:p>
      <text:p text:style-name="Preformatted_20_Text"/>
      <text:p text:style-name="P9">### <text:span text:style-name="T13">3</text:span>.Użytkownik <text:span text:style-name="T13">nie</text:span>zalogowany <text:s text:c="3"/></text:p>
      <text:p text:style-name="P9"/>
      <text:p text:style-name="P10">*Logowanie</text:p>
      <text:p text:style-name="P10">*Przeglądanie of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11-17T19:43:17.857185351</dc:date>
    <meta:editing-duration>PT12M23S</meta:editing-duration>
    <meta:editing-cycles>2</meta:editing-cycles>
    <meta:document-statistic meta:table-count="0" meta:image-count="0" meta:object-count="0" meta:page-count="1" meta:paragraph-count="26" meta:word-count="211" meta:character-count="1645" meta:non-whitespace-character-count="1447"/>
  </office:meta>
</office:document-meta>
</file>